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02612"/>
    </style:style>
    <style:style style:name="P2" style:family="paragraph" style:parent-style-name="Preformatted_20_Text">
      <style:paragraph-properties fo:orphans="1" style:writing-mode="lr-tb"/>
      <style:text-properties officeooo:paragraph-rsid="00002612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02612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02612"/>
    </style:style>
    <style:style style:name="P5" style:family="paragraph" style:parent-style-name="Preformatted_20_Text">
      <style:paragraph-properties fo:orphans="1"/>
      <style:text-properties officeooo:paragraph-rsid="00002612"/>
    </style:style>
    <style:style style:name="P6" style:family="paragraph" style:parent-style-name="Standard">
      <style:paragraph-properties fo:orphans="1"/>
      <style:text-properties officeooo:paragraph-rsid="00002612"/>
    </style:style>
    <style:style style:name="P7" style:family="paragraph" style:parent-style-name="Text_20_body">
      <style:paragraph-properties fo:orphans="1"/>
      <style:text-properties officeooo:paragraph-rsid="00002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Computing Observer-Dependent Mass Perception</text:span></text:p>
      <text:p text:style-name="P2"/>
      <text:p text:style-name="P2"><text:span text:style-name="Source_20_Text"># Define observer angles from wave to particle view (0° to 90°)</text:span></text:p>
      <text:p text:style-name="P2"><text:span text:style-name="Source_20_Text">angles = np.linspace(0, np.pi/2, 10) <text:s/># 0 to 90 degrees in radians</text:span></text:p>
      <text:p text:style-name="P2"/>
      <text:p text:style-name="P2"><text:span text:style-name="Source_20_Text"># Compute mass perception at different angles using COM scaling</text:span></text:p>
      <text:p text:style-name="P2"><text:span text:style-name="Source_20_Text">mass_perception = [[mass_gaps_fractal[n] * np.cos(theta) for theta in angles] for n in range(10)]</text:span></text:p>
      <text:p text:style-name="P2"/>
      <text:p text:style-name="P2"><text:span text:style-name="Source_20_Text"># Convert angle values to degrees for better readability</text:span></text:p>
      <text:p text:style-name="P2"><text:span text:style-name="Source_20_Text">angle_degrees = np.degrees(angles)</text:span></text:p>
      <text:p text:style-name="P2"/>
      <text:p text:style-name="P2"><text:span text:style-name="Source_20_Text"># Plot observer-dependent mass perception</text:span></text:p>
      <text:p text:style-name="P2"><text:span text:style-name="Source_20_Text">plt.figure(figsize=(10, 6))</text:span></text:p>
      <text:p text:style-name="P2"/>
      <text:p text:style-name="P2"><text:span text:style-name="Source_20_Text">for n in range(10):</text:span></text:p>
      <text:p text:style-name="P2"><text:span text:style-name="Source_20_Text"><text:s text:c="4"/>plt.plot(angle_degrees, mass_perception[n], label=f"n={n+1} Mode")</text:span></text:p>
      <text:p text:style-name="P2"/>
      <text:p text:style-name="P2"><text:span text:style-name="Source_20_Text">plt.xlabel("Observer Angle (Degrees)")</text:span></text:p>
      <text:p text:style-name="P2"><text:span text:style-name="Source_20_Text">plt.ylabel("Perceived Mass (Joules)")</text:span></text:p>
      <text:p text:style-name="P2"><text:span text:style-name="Source_20_Text">plt.title("Observer-Dependent Mass Perception in Collatz-Octave Model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observer-dependent mass values</text:span></text:p>
      <text:p text:style-name="P3"><text:span text:style-name="Source_20_Text">mass_perception</text:span></text:p>
      <text:p text:style-name="P7">Result</text:p>
      <text:p text:style-name="P5">[[5.764675525537516e-27,</text:p>
      <text:p text:style-name="P5"><text:s text:c="2"/>5.677097151149071e-27,</text:p>
      <text:p text:style-name="P5"><text:s text:c="2"/>5.417023052572732e-27,</text:p>
      <text:p text:style-name="P5"><text:s text:c="2"/>4.9923554496898984e-27,</text:p>
      <text:p text:style-name="P5"><text:s text:c="2"/>4.41599765272199e-27,</text:p>
      <text:p text:style-name="P5"><text:s text:c="2"/>3.705462001678755e-27,</text:p>
      <text:p text:style-name="P5"><text:s text:c="2"/>2.8823377627687588e-27,</text:p>
      <text:p text:style-name="P5"><text:s text:c="2"/>1.971635149470317e-27,</text:p>
      <text:p text:style-name="P5"><text:s text:c="2"/>1.0010253998507442e-27,</text:p>
      <text:p text:style-name="P5"><text:s text:c="2"/>3.5298457152363027e-43],</text:p>
      <text:p text:style-name="P5"><text:s/>[1.171417382291001e-26,</text:p>
      <text:p text:style-name="P5"><text:s text:c="2"/>1.1536209200934433e-26,</text:p>
      <text:p text:style-name="P5"><text:s text:c="2"/>1.100772269999199e-26,</text:p>
      <text:p text:style-name="P5"><text:s text:c="2"/>1.0144772114986741e-26,</text:p>
      <text:p text:style-name="P5"><text:s text:c="2"/>8.973577762770011e-27,</text:p>
      <text:p text:style-name="P5"><text:s text:c="2"/>7.529725791080956e-27,</text:p>
      <text:p text:style-name="P5"><text:s text:c="2"/>5.857086911455006e-27,</text:p>
      <text:p text:style-name="P5"><text:s text:c="2"/>4.00648340985348e-27,</text:p>
      <text:p text:style-name="P5"><text:s text:c="2"/>2.034144937221983e-27,</text:p>
      <text:p text:style-name="P5"><text:s text:c="2"/>7.1728627384412286e-43],</text:p>
      <text:p text:style-name="P5"><text:s/>[1.7767961499638697e-26,</text:p>
      <text:p text:style-name="P5"><text:s text:c="2"/>1.7498026240066608e-26,</text:p>
      <text:p text:style-name="P5"><text:s text:c="2"/>1.6696422307618606e-26,</text:p>
      <text:p text:style-name="P5"><text:s text:c="2"/>1.5387506032150963e-26,</text:p>
      <text:p text:style-name="P5"><text:s text:c="2"/>1.361104817235017e-26,</text:p>
      <text:p text:style-name="P5"><text:s text:c="2"/>1.1421025501355217e-26,</text:p>
      <text:p text:style-name="P5"><text:s text:c="2"/>8.88398074981935e-27,</text:p>
      <text:p text:style-name="P5"><text:s text:c="2"/>6.077000738711394e-27,</text:p>
      <text:p text:style-name="P5"><text:s text:c="2"/>3.08537413526844e-27,</text:p>
      <text:p text:style-name="P5"><text:soft-page-break/><text:s text:c="2"/>1.0879738588952968e-42],</text:p>
      <text:p text:style-name="P5"><text:soft-page-break/><text:s/>[2.389404595534546e-26,</text:p>
      <text:p text:style-name="P5"><text:s text:c="2"/>2.3531041707654202e-26,</text:p>
      <text:p text:style-name="P5"><text:s text:c="2"/>2.245305866495751e-26,</text:p>
      <text:p text:style-name="P5"><text:s text:c="2"/>2.0692850796521986e-26,</text:p>
      <text:p text:style-name="P5"><text:s text:c="2"/>1.830390112772189e-26,</text:p>
      <text:p text:style-name="P5"><text:s text:c="2"/>1.5358796685376834e-26,</text:p>
      <text:p text:style-name="P5"><text:s text:c="2"/>1.1947022977672734e-26,</text:p>
      <text:p text:style-name="P5"><text:s text:c="2"/>8.172245022277374e-27,</text:p>
      <text:p text:style-name="P5"><text:s text:c="2"/>4.1491575372356294e-27,</text:p>
      <text:p text:style-name="P5"><text:s text:c="2"/>1.463088344894679e-42],</text:p>
      <text:p text:style-name="P5"><text:s/>[3.0075326095651936e-26,</text:p>
      <text:p text:style-name="P5"><text:s text:c="2"/>2.9618414313368407e-26,</text:p>
      <text:p text:style-name="P5"><text:s text:c="2"/>2.826156199981399e-26,</text:p>
      <text:p text:style-name="P5"><text:s text:c="2"/>2.604599642593563e-26,</text:p>
      <text:p text:style-name="P5"><text:s text:c="2"/>2.3039036430565362e-26,</text:p>
      <text:p text:style-name="P5"><text:s text:c="2"/>1.933204697156731e-26,</text:p>
      <text:p text:style-name="P5"><text:s text:c="2"/>1.503766304782597e-26,</text:p>
      <text:p text:style-name="P5"><text:s text:c="2"/>1.0286367341801104e-26,</text:p>
      <text:p text:style-name="P5"><text:s text:c="2"/>5.222525569248637e-27,</text:p>
      <text:p text:style-name="P5"><text:s text:c="2"/>1.8415825918176503e-42],</text:p>
      <text:p text:style-name="P5"><text:s/>[3.63011903849577e-26,</text:p>
      <text:p text:style-name="P5"><text:soft-page-break/><text:s text:c="2"/>3.5749693734678565e-26,</text:p>
      <text:p text:style-name="P5"><text:s text:c="2"/>3.4111960730489116e-26,</text:p>
      <text:p text:style-name="P5"><text:s text:c="2"/>3.1437753060988774e-26,</text:p>
      <text:p text:style-name="P5"><text:s text:c="2"/>2.780832517300093e-26,</text:p>
      <text:p text:style-name="P5"><text:s text:c="2"/>2.3333955396322946e-26,</text:p>
      <text:p text:style-name="P5"><text:s text:c="2"/>1.8150595192478853e-26,</text:p>
      <text:p text:style-name="P5"><text:s text:c="2"/>1.2415738338355626e-26,</text:p>
      <text:p text:style-name="P5"><text:s text:c="2"/>6.3036355574882016e-27,</text:p>
      <text:p text:style-name="P5"><text:s text:c="2"/>2.222806830508856e-42],</text:p>
      <text:p text:style-name="P5"><text:s/>[4.2564424986217976e-26,</text:p>
      <text:p text:style-name="P5"><text:s text:c="2"/>4.1917775728934007e-26,</text:p>
      <text:p text:style-name="P5"><text:s text:c="2"/>3.999747606754437e-26,</text:p>
      <text:p text:style-name="P5"><text:s text:c="2"/>3.686187333554187e-26,</text:p>
      <text:p text:style-name="P5"><text:s text:c="2"/>3.260624123524687e-26,</text:p>
      <text:p text:style-name="P5"><text:s text:c="2"/>2.7359884994573065e-26,</text:p>
      <text:p text:style-name="P5"><text:s text:c="2"/>2.1282212493108994e-26,</text:p>
      <text:p text:style-name="P5"><text:s text:c="2"/>1.4557890734360953e-26,</text:p>
      <text:p text:style-name="P5"><text:s text:c="2"/>7.391234832297512e-27,</text:p>
      <text:p text:style-name="P5"><text:s text:c="2"/>2.6063193408459735e-42],</text:p>
      <text:p text:style-name="P5"><text:s/>[4.8859812840383015e-26,</text:p>
      <text:p text:style-name="P5"><text:s text:c="2"/>4.8117522495934625e-26,</text:p>
      <text:p text:style-name="P5"><text:s text:c="2"/>4.591320557908849e-26,</text:p>
      <text:p text:style-name="P5"><text:s text:c="2"/>4.23138391439248e-26,</text:p>
      <text:p text:style-name="P5"><text:s text:c="2"/>3.742878811820871e-26,</text:p>
      <text:p text:style-name="P5"><text:s text:c="2"/>3.140648230540148e-26,</text:p>
      <text:p text:style-name="P5"><text:s text:c="2"/>2.4429906420191513e-26,</text:p>
      <text:p text:style-name="P5"><text:soft-page-break/><text:s text:c="2"/>1.6711040190533156e-26,</text:p>
      <text:p text:style-name="P5"><text:s text:c="2"/>8.4844174608798e-27,</text:p>
      <text:p text:style-name="P5"><text:s text:c="2"/>2.99180067009569e-42],</text:p>
      <text:p text:style-name="P5"><text:s/>[5.518340816860573e-26,</text:p>
      <text:p text:style-name="P5"><text:s text:c="2"/>5.434504820208013e-26,</text:p>
      <text:p text:style-name="P5"><text:s text:c="2"/>5.185544144585561e-26,</text:p>
      <text:p text:style-name="P5"><text:s text:c="2"/>4.779023334141826e-26,</text:p>
      <text:p text:style-name="P5"><text:s text:c="2"/>4.227294317992685e-26,</text:p>
      <text:p text:style-name="P5"><text:s text:c="2"/>3.5471211031054726e-26,</text:p>
      <text:p text:style-name="P5"><text:s text:c="2"/>2.759170408430287e-26,</text:p>
      <text:p text:style-name="P5"><text:s text:c="2"/>1.8873837171025416e-26,</text:p>
      <text:p text:style-name="P5"><text:s text:c="2"/>9.582498265928787e-27,</text:p>
      <text:p text:style-name="P5"><text:s text:c="2"/>3.3790092089862453e-42],</text:p>
      <text:p text:style-name="P5"><text:s/>[6.153212370493166e-26,</text:p>
      <text:p text:style-name="P5"><text:s text:c="2"/>6.059731248392296e-26,</text:p>
      <text:p text:style-name="P5"><text:s text:c="2"/>5.782128258680994e-26,</text:p>
      <text:p text:style-name="P5"><text:s text:c="2"/>5.328838227727747e-26,</text:p>
      <text:p text:style-name="P5"><text:s text:c="2"/>4.713634143747245e-26,</text:p>
      <text:p text:style-name="P5"><text:s text:c="2"/>3.9552086715229464e-26,</text:p>
      <text:p text:style-name="P5"><text:s text:c="2"/>3.0766061852465833e-26,</text:p>
      <text:p text:style-name="P5"><text:s text:c="2"/>2.1045225768693511e-26,</text:p>
      <text:p text:style-name="P6"><text:s/>1.0684941149337514e-26,</text:p>
      <text:p text:style-name="P4"><text:s text:c="2"/>3.767755916999176e-42]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19:29.857168103</meta:creation-date>
    <dc:date>2025-02-09T10:21:28.175715580</dc:date>
    <meta:editing-duration>PT1M59S</meta:editing-duration>
    <meta:editing-cycles>1</meta:editing-cycles>
    <meta:document-statistic meta:table-count="0" meta:image-count="0" meta:object-count="0" meta:page-count="5" meta:paragraph-count="120" meta:word-count="204" meta:character-count="3288" meta:non-whitespace-character-count="3011"/>
    <meta:generator>LibreOffice/24.2.7.2$Linux_X86_64 LibreOffice_project/420$Build-2</meta:generator>
  </office:meta>
</office:document-meta>
</file>